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dgeting templat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Входящие потоки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venu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Продажа химии</text:p>
          </table:table-cell>
          <table:table-cell office:value-type="string" calcext:value-type="string">
            <text:p>Критерий (OFI)</text:p>
          </table:table-cell>
          <table:table-cell office:value-type="string" calcext:value-type="string">
            <text:p>Статьи затрат</text:p>
          </table:table-cell>
        </table:table-row>
        <table:table-row table:style-name="ro1">
          <table:table-cell table:style-name="ce2" office:value-type="string" calcext:value-type="string">
            <text:p>Транспортные услуги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рочие доходы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Исходящие пото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деятельность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Продажа химии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Транспортные услуг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 платежи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 calcext:value-type="string">
            <text:p>Критерии 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– Op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– Inv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– Financi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Платежи – иерархия OFI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19:25:52.462005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9:22:58.686282349</meta:creation-date>
    <dc:date>2023-01-11T19:37:32.644629582</dc:date>
    <meta:editing-duration>PT12M4S</meta:editing-duration>
    <meta:editing-cycles>28</meta:editing-cycles>
    <meta:generator>LibreOffice/7.0.4.2$Linux_X86_64 LibreOffice_project/00$Build-2</meta:generator>
    <meta:document-statistic meta:table-count="1" meta:cell-count="18" meta:object-count="0"/>
  </office:meta>
</office:document-meta>
</file>